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Standard" style:list-style-name="L1">
      <style:text-properties style:language-asian="zh" style:country-asian="CN"/>
    </style:style>
    <style:style style:name="P4" style:family="paragraph" style:parent-style-name="Standard" style:list-style-name="L2">
      <style:text-properties style:language-asian="zh" style:country-asian="CN"/>
    </style:style>
    <style:style style:name="P5" style:family="paragraph" style:parent-style-name="Standard">
      <style:text-properties fo:font-variant="normal" fo:text-transform="none" fo:color="#000000" fo:letter-spacing="normal" fo:language="en" fo:country="US" style:language-asian="zh" style:country-asian="CN"/>
    </style:style>
    <style:style style:name="P6" style:family="paragraph" style:parent-style-name="Standard" style:list-style-name="L2">
      <style:text-properties fo:font-variant="normal" fo:text-transform="none" fo:color="#000000" fo:letter-spacing="normal" fo:language="en" fo:country="US" style:language-asian="zh" style:country-asian="CN"/>
    </style:style>
    <style:style style:name="P7" style:family="paragraph" style:parent-style-name="Standard">
      <style:text-properties fo:font-variant="normal" fo:text-transform="none" fo:color="#000000" fo:letter-spacing="normal" fo:language="en" fo:country="US" style:text-underline-style="solid" style:text-underline-type="double" style:text-underline-width="auto" style:text-underline-color="font-color" style:language-asian="zh" style:country-asian="CN"/>
    </style:style>
    <style:style style:name="P8" style:family="paragraph" style:parent-style-name="Standard" style:list-style-name="L2">
      <style:text-properties fo:font-variant="normal" fo:text-transform="none" style:use-window-font-color="true" fo:letter-spacing="normal" fo:language="en" fo:country="US" fo:background-color="#ffff00"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9200266464677869" text:style-name="L1">
        <text:list-item>
          <text:p text:style-name="P1">net-snmp <text:span text:style-name="T1">运行模式的选择：</text:span></text:p>
          <text:p text:style-name="P3"><text:s text:c="7"/>net-snmp 可以配置成两种运行模式，一种模式是全代理模式，这种模式下，snmpd完成全部SNMP数据包的接收和处理；另一种模式是子代理模式，snmpd（主代理）仅仅把SNMP数据包的接收而不处理，然后把数据包转发给对应子代理处理。</text:p>
        </text:list-item>
      </text:list>
      <text:p text:style-name="P2"><text:tab/>是否按照子代理模式更合适：可以仅仅在时统设备端实现子代理，让主代理运行在一<text:tab/>台PC机上，减轻时统设备端的处理任务，同时管理多个时统设备时这样做比较合适。</text:p>
      <text:p text:style-name="P2"/>
      <text:p text:style-name="P2"><text:tab/>目前是按照全代理模式开发的。<text:span text:style-name="T2">吴老师意见：没必要采用子代理模式</text:span></text:p>
      <text:p text:style-name="P2"><text:tab/></text:p>
      <text:list xml:id="list3952792757159340258" text:style-name="L2">
        <text:list-item>
          <text:p text:style-name="P6">在编写MIB Module时，用mib2c生成代码模板时，各个配置文件有什么区别？怎么选择配置文件？</text:p>
        </text:list-item>
      </text:list>
      <text:p text:style-name="P5"><text:tab/>比如，生成tables 的代码可选配置文件有<text:tab/>mib2c.mfd.conf、mib2c.iterate.conf、mib2c.create-dataset.conf等，这几种配置文件各用<text:tab/>在什么情况下，怎么选择。</text:p>
      <text:p text:style-name="P5"/>
      <text:list xml:id="list35775019" text:continue-numbering="true" text:style-name="L2">
        <text:list-item>
          <text:p text:style-name="P6">mib2c生成代码有两种工作模式，本地数据缓存(local cached)和外部数据（external data)，这两种模式有什么区别，怎么选择？</text:p>
        </text:list-item>
      </text:list>
      <text:p text:style-name="P5"><text:tab/>比如，生成下面tables类型代理是会提示如下：</text:p>
      <text:p text:style-name="P7"/>
      <text:p text:style-name="P5"><text:tab/>mib2c -c mib2c.iterate.conf FTS-GLOBAL-REG::ftsRefTable</text:p>
      <text:p text:style-name="P5"><text:tab/>writing to -</text:p>
      <text:p text:style-name="P5"><text:tab/>This framework can work in one of two ways:</text:p>
      <text:p text:style-name="P5"/>
      <text:p text:style-name="P5"><text:s text:c="2"/><text:tab/>1) <text:s/>Hold a local cached copy of some external data</text:p>
      <text:p text:style-name="P5"><text:s text:c="5"/><text:tab/> which is then used to service incoming requests.</text:p>
      <text:p text:style-name="P5"/>
      <text:p text:style-name="P5"><text:s text:c="2"/><text:tab/>2) <text:s/>Query the external data directly for each request.</text:p>
      <text:p text:style-name="P5"/>
      <text:p text:style-name="P5"><text:tab/>The first is typically more efficient, but results in</text:p>
      <text:p text:style-name="P5"><text:tab/>slightly "stale" data (depending on the expiration timeout</text:p>
      <text:p text:style-name="P5"><text:tab/>for the cache) and greater memory usage. <text:s/>The second can</text:p>
      <text:p text:style-name="P5"><text:tab/>provide more up-to-date information, but at the cost of</text:p>
      <text:p text:style-name="P5"><text:tab/>higher processing overheads.</text:p>
      <text:p text:style-name="P5"/>
      <text:p text:style-name="P5"><text:tab/>Which is more appropriate for your needs?</text:p>
      <text:p text:style-name="P5"><text:tab/>Select your choice : </text:p>
      <text:list xml:id="list35779999" text:continue-numbering="true" text:style-name="L2">
        <text:list-header>
          <text:p text:style-name="P8">吴老师意见：采用外部数据模式</text:p>
        </text:list-header>
        <text:list-item>
          <text:p text:style-name="P4">是否把应把MIB Module编译成单独的动态库，在运行时加载，有什么好处？</text:p>
          <text:p text:style-name="P6">现在是把MIB Module 编译进snmpd镜像，就是在源码配置时添加—with-mib-modules参数（比如，./configure --with-mib-modules="ftsRefTable ftsRef" …...）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2M45S</meta:editing-duration>
    <meta:editing-cycles>65</meta:editing-cycles>
    <meta:generator>OpenOffice/4.1.3$Win32 OpenOffice.org_project/413m1$Build-9783</meta:generator>
    <dc:date>2018-05-11T15:57:16.25</dc:date>
    <meta:document-statistic meta:table-count="0" meta:image-count="0" meta:object-count="0" meta:page-count="1" meta:paragraph-count="25" meta:word-count="534" meta:character-count="1280"/>
    <meta:user-defined meta:name="Info 1"/>
    <meta:user-defined meta:name="Info 2"/>
    <meta:user-defined meta:name="Info 3"/>
    <meta:user-defined meta:name="Info 4"/>
  </office:meta>
</office:document-meta>
</file>